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MocksTest.should_return_null_for_final_class_if_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sMocksTest.should_return_mock_value_for_generic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urnsMocksTest.should_return_mock_value_for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sMocksTest.should_return_the_usual_default_values_for_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turnsMocksTest.should_return_empty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MocksTest.should_return_mock_value_fo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sMocksTest.should_return_empty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